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621cm" fo:margin-left="-0.191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9.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3.522cm" fo:text-align="center" style:justify-single-word="false" fo:text-indent="3.683cm" style:auto-text-indent="false" fo:background-color="#ffffff"/>
    </style:style>
    <style:style style:name="P5" style:family="paragraph" style:parent-style-name="Standard">
      <style:paragraph-properties fo:text-align="center" style:justify-single-word="false"/>
      <style:text-properties fo:text-transform="uppercase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text-indent="4.06cm" style:auto-text-indent="false"/>
      <style:text-properties fo:font-size="10pt" style:font-size-asian="10pt" style:font-size-complex="10pt"/>
    </style:style>
    <style:style style:name="P1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letter-spacing="-0.002cm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-0.002cm" fo:text-align="center" style:justify-single-word="false" fo:text-indent="-0.141cm" style:auto-text-indent="false" fo:background-color="#ffffff"/>
      <style:text-properties fo:letter-spacing="-0.002cm"/>
    </style:style>
    <style:style style:name="P15" style:family="paragraph" style:parent-style-name="Standard">
      <loext:graphic-properties draw:fill="solid" draw:fill-color="#ffffff" draw:opacity="100%"/>
      <style:paragraph-properties fo:margin-left="4.106cm" fo:margin-right="0cm" fo:text-indent="0cm" style:auto-text-indent="false" fo:background-color="#ffffff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position="super 58%" style:font-weight-complex="bold"/>
    </style:style>
    <style:style style:name="P17" style:family="paragraph" style:parent-style-name="Standard">
      <style:paragraph-properties fo:margin-top="0.423cm" fo:margin-bottom="0cm" style:contextual-spacing="false"/>
      <style:text-properties fo:color="#000000" loext:opacity="100%" style:font-weight-complex="bold"/>
    </style:style>
    <style:style style:name="P18" style:family="paragraph" style:parent-style-name="Preformatted_20_Text">
      <style:paragraph-properties fo:margin-top="0cm" fo:margin-bottom="0cm" style:contextual-spacing="false" fo:line-height="100%"/>
      <style:text-properties style:font-name="Times New Roman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cm" style:contextual-spacing="false" fo:line-height="100%"/>
      <style:text-properties style:font-name="Times New Roman" fo:font-size="12pt" officeooo:paragraph-rsid="00400ca3" style:font-size-asian="12pt" style:font-size-complex="12pt"/>
    </style:style>
    <style:style style:name="P20" style:family="paragraph" style:parent-style-name="Preformatted_20_Text">
      <style:paragraph-properties fo:margin-top="0cm" fo:margin-bottom="0cm" style:contextual-spacing="false" fo:line-height="100%"/>
      <style:text-properties style:font-name="Times New Roman" fo:font-size="12pt" officeooo:paragraph-rsid="004164f2" style:font-size-asian="12pt" style:font-size-complex="12pt"/>
    </style:style>
    <style:style style:name="P21" style:family="paragraph" style:parent-style-name="Preformatted_20_Text">
      <style:paragraph-properties fo:margin-top="0cm" fo:margin-bottom="0cm" style:contextual-spacing="false" fo:line-height="100%"/>
      <style:text-properties style:font-name="Times New Roman" fo:font-size="12pt" officeooo:rsid="004164f2" officeooo:paragraph-rsid="004164f2" style:font-size-asian="12pt" style:font-size-complex="12pt"/>
    </style:style>
    <style:style style:name="P22" style:family="paragraph" style:parent-style-name="Standard" style:master-page-name="First_20_Page">
      <style:paragraph-properties fo:text-align="center" style:justify-single-word="false" fo:orphans="0" fo:widows="0" style:page-number="auto" style:text-autospace="none"/>
      <style:text-properties fo:text-transform="uppercase" fo:color="#ff0000" loext:opacity="100%" fo:font-weight="bold" style:font-weight-asian="bold"/>
    </style:style>
    <style:style style:name="P23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/>
      <style:text-properties style:font-name="Times New Roman" fo:font-size="12pt" officeooo:rsid="001b301f" officeooo:paragraph-rsid="001b301f" style:font-size-asian="12pt" style:font-size-complex="12pt"/>
    </style:style>
    <style:style style:name="P26" style:family="paragraph" style:parent-style-name="Standard" style:master-page-name="Index">
      <style:paragraph-properties fo:margin-top="0cm" fo:margin-bottom="0cm" style:contextual-spacing="false" fo:text-align="center" style:justify-single-word="false" style:page-number="auto"/>
      <style:text-properties style:font-name="Times New Roman" fo:font-size="12pt" officeooo:rsid="001b301f" officeooo:paragraph-rsid="001b301f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" fo:font-size="12pt" officeooo:rsid="001b3f02" officeooo:paragraph-rsid="001b3f02" style:font-size-asian="12pt" style:font-size-complex="12pt"/>
    </style:style>
    <style:style style:name="P28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style:font-name="Times New Roman" fo:font-size="12pt" officeooo:rsid="001d35df" officeooo:paragraph-rsid="001d35df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officeooo:rsid="001d35df" officeooo:paragraph-rsid="001d35df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officeooo:paragraph-rsid="002fd2b0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officeooo:rsid="002d575c" officeooo:paragraph-rsid="002d575c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officeooo:rsid="002ddef1" officeooo:paragraph-rsid="002ddef1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officeooo:paragraph-rsid="00312756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2409b" officeooo:paragraph-rsid="0032409b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officeooo:rsid="003485bf" officeooo:paragraph-rsid="003485bf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officeooo:rsid="003485bf" officeooo:paragraph-rsid="003980e5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officeooo:rsid="003b7c6f" officeooo:paragraph-rsid="00400ca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2pt" officeooo:rsid="004164f2" officeooo:paragraph-rsid="004164f2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top="0cm" fo:margin-bottom="0cm" style:contextual-spacing="false" fo:line-height="100%"/>
    </style:style>
    <style:style style:name="P42" style:family="paragraph" style:parent-style-name="Standard" style:list-style-name="L2">
      <style:paragraph-properties fo:margin-top="0cm" fo:margin-bottom="0cm" style:contextual-spacing="false" fo:line-height="100%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371c54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80bae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anguage="en" fo:country="US" style:font-size-asian="11pt" style:font-size-complex="11pt"/>
    </style:style>
    <style:style style:name="T8" style:family="text">
      <style:text-properties fo:color="#ffffff" loext:opacity="100%" fo:font-size="11pt" style:text-underline-style="solid" style:text-underline-width="auto" style:text-underline-color="font-color" style:font-size-asian="11pt" style:font-size-complex="11pt"/>
    </style:style>
    <style:style style:name="T9" style:family="text">
      <style:text-properties officeooo:rsid="001f8754"/>
    </style:style>
    <style:style style:name="T10" style:family="text">
      <style:text-properties officeooo:rsid="00228dab"/>
    </style:style>
    <style:style style:name="T11" style:family="text">
      <style:text-properties officeooo:rsid="0025da74"/>
    </style:style>
    <style:style style:name="T12" style:family="text">
      <style:text-properties officeooo:rsid="002db96c"/>
    </style:style>
    <style:style style:name="T13" style:family="text">
      <style:text-properties officeooo:rsid="0030f12b"/>
    </style:style>
    <style:style style:name="T14" style:family="text">
      <style:text-properties officeooo:rsid="003143cd"/>
    </style:style>
    <style:style style:name="T15" style:family="text">
      <style:text-properties officeooo:rsid="003154b5"/>
    </style:style>
    <style:style style:name="T16" style:family="text">
      <style:text-properties officeooo:rsid="00371c54"/>
    </style:style>
    <style:style style:name="T17" style:family="text">
      <style:text-properties officeooo:rsid="00380ba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71c54" style:font-weight-asian="bold" style:font-weight-complex="bold"/>
    </style:style>
    <style:style style:name="T20" style:family="text">
      <style:text-properties fo:font-weight="bold" officeooo:rsid="00380bae" style:font-weight-asian="bold" style:font-weight-complex="bold"/>
    </style:style>
    <style:style style:name="T21" style:family="text">
      <style:text-properties officeooo:rsid="00400ca3"/>
    </style:style>
    <style:style style:name="T22" style:family="text">
      <style:text-properties fo:color="#000000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fo:color="#000000" loext:opacity="100%" fo:font-style="italic" style:text-underline-style="none" style:font-style-asian="italic" style:font-style-complex="italic"/>
    </style:style>
    <style:style style:name="T24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loext:opacity="100%" style:text-underline-style="none" fo:font-weight="bold" style:font-weight-asian="bold" style:font-weight-complex="bold"/>
    </style:style>
    <style:style style:name="T26" style:family="text">
      <style:text-properties fo:color="#000000" loext:opacity="100%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3">Федеральное государственное бюджетное образовательное учреждение</text:p>
      <text:p text:style-name="P4">высшего образования</text:p>
      <text:p text:style-name="P14">«Новосибирский государственный технический университет»</text:p>
      <text:p text:style-name="P15"/>
      <text:p text:style-name="P3">Кафедра _________________________________</text:p>
      <text:p text:style-name="P2"/>
      <text:p text:style-name="P2"/>
      <text:p text:style-name="P2"/>
      <text:p text:style-name="P2"/>
      <text:p text:style-name="Standard"/>
      <text:p text:style-name="P5"/>
      <text:p text:style-name="P6">Отчет ПО ПРАКТИКЕ</text:p>
      <text:p text:style-name="P17">_____________________________________________________________________________</text:p>
      <text:p text:style-name="P16">(наименование практики в соответствии с учебным планом)</text:p>
      <text:p text:style-name="P2">_____________________________________________________________________________</text:p>
      <text:p text:style-name="P2"/>
      <text:p text:style-name="Standard">Направление подготовки: ______________________________________________________</text:p>
      <text:p text:style-name="P2"/>
      <text:p text:style-name="P2">________________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Выполнил:</text:p>
            <text:p text:style-name="P7"/>
            <text:p text:style-name="P7">Студент ______________________________</text:p>
            <text:p text:style-name="P11">(Ф. И. О.)</text:p>
            <text:p text:style-name="P7"/>
            <text:p text:style-name="P7">Группа <text:s/>_____________</text:p>
            <text:p text:style-name="P7"/>
            <text:p text:style-name="Standard"><text:span text:style-name="T6">Факультет _______________</text:span><text:span text:style-name="T8">.</text:span></text:p>
            <text:p text:style-name="P7"/>
            <text:p text:style-name="P7">______________________ <text:s text:c="7"/></text:p>
            <text:p text:style-name="P10">подпись</text:p>
            <text:p text:style-name="P7"/>
            <text:p text:style-name="P7">«___» ______________ <text:s/>20__ г.</text:p>
            <text:p text:style-name="P7"/>
          </table:table-cell>
          <table:table-cell table:style-name="Таблица1.A1" office:value-type="string">
            <text:p text:style-name="P7">Проверил:</text:p>
            <text:p text:style-name="P7"/>
            <text:p text:style-name="P7">Руководитель от НГТУ <text:s/>_________________________</text:p>
            <text:p text:style-name="P12">(Ф. И. О.)</text:p>
            <text:p text:style-name="Standard"><text:span text:style-name="T6">Балл: __________, </text:span><text:span text:style-name="T7">ECTS</text:span><text:span text:style-name="T6">_____________, </text:span></text:p>
            <text:p text:style-name="P7"/>
            <text:p text:style-name="P7">Оценка ____________________________</text:p>
            <text:p text:style-name="P9"><text:s text:c="3"/>«отлично», «хорошо», «удовлетворительно», «неуд.»</text:p>
            <text:p text:style-name="P7"/>
            <text:p text:style-name="P7">______________________</text:p>
            <text:p text:style-name="P9"><text:s text:c="20"/>подпись <text:s text:c="7"/></text:p>
            <text:p text:style-name="P7"/>
            <text:p text:style-name="P7">«___» __________________ 20__ г.</text:p>
            <text:p text:style-name="P8"/>
          </table:table-cell>
        </table:table-row>
      </table:table>
      <text:p text:style-name="P2"/>
      <text:p text:style-name="P2"/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Новосибирск 2023</text:p>
      <text:p text:style-name="Standard"/>
      <text:p text:style-name="P26">Содержание</text:p>
      <text:p text:style-name="P25">Введение</text:p>
      <text:p text:style-name="P33">Получение <text:span text:style-name="T12">ассет</text:span><text:span text:style-name="T13">ов </text:span><text:span text:style-name="T12">и звуковые эффект</text:span><text:span text:style-name="T13">ов</text:span><text:span text:style-name="T11"> для проекта</text:span></text:p>
      <text:p text:style-name="P27">Основные callback функции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Введение</text:p>
      <text:p text:style-name="P29"/>
      <text:p text:style-name="P24"><text:span text:style-name="T9">Целью данной практической работы было рассмотреть о</text:span>сновные возможности движка LÖVE</text:p>
      <text:p text:style-name="P24"/>
      <text:p text:style-name="P24">Love 2D (LÖVE) — свободный кроссплатформенный фреймворк для разработки 2D игр на языке программирования Lua. Проект написан на C++ с использованием SDL, первый выпуск которого произошел в 2008 году. За счет того что используется лицензия zlib можно с легкостью коммерциализировать создаваемые на данном фреймворке программы.</text:p>
      <text:p text:style-name="P24"/>
      <text:p text:style-name="P24">Примеры игр можно посмотреть на официальном сайте фреймворка: <text:span text:style-name="T1">https://love2d.org/wiki/Category:Games</text:span></text:p>
      <text:p text:style-name="P24"/>
      <text:p text:style-name="P24">На сервисах занимающихся дистрибуцией игр:</text:p>
      <text:p text:style-name="P40">https://itch.io/games/tag-love2d</text:p>
      <text:p text:style-name="P24"/>
      <text:p text:style-name="P39">https://steamdb.info/tech/Engine/Love2D</text:p>
      <text:p text:style-name="P24"/>
      <text:p text:style-name="P24">В Love2D поддерживает работу с:</text:p>
      <text:list text:style-name="L1">
        <text:list-item>
          <text:p text:style-name="P41">аудио (love.audio)</text:p>
        </text:list-item>
        <text:list-item>
          <text:p text:style-name="P41">графикой (love.graphics)</text:p>
        </text:list-item>
        <text:list-item>
          <text:p text:style-name="P41">физикой (love.physics)</text:p>
        </text:list-item>
        <text:list-item>
          <text:p text:style-name="P41">временем (love.timer)</text:p>
        </text:list-item>
        <text:list-item>
          <text:p text:style-name="P41">клавиатурой (love.keyboard)</text:p>
        </text:list-item>
        <text:list-item>
          <text:p text:style-name="P41">джостиком (love.joystick)</text:p>
        </text:list-item>
        <text:list-item>
          <text:p text:style-name="P41">тачпадами (love.touch)</text:p>
        </text:list-item>
        <text:list-item>
          <text:p text:style-name="P41">шрифтами (love.font)</text:p>
        </text:list-item>
        <text:list-item>
          <text:p text:style-name="P41">сетью (LuaSocket)</text:p>
          <text:p text:style-name="P41"/>
        </text:list-item>
      </text:list>
      <text:p text:style-name="P24">За счет кроссплатформенности созданный проект можно будет запустить на множестве устройств без необходимости переписывать код.</text:p>
      <text:p text:style-name="P24"/>
      <text:p text:style-name="P24">Являясь большим проектом существующим несколько лет, так что у проекта есть уже множество готовый библиотек для различных целей. Часть из них приведены: </text:p>
      <text:p text:style-name="P24">https://love2d.org/wiki/Category:Libraries</text:p>
      <text:p text:style-name="P24"/>
      <text:p text:style-name="P24">Как любой большой проект у Love2d есть свое сообщество общение которого происходит на официальном форуме: <text:span text:style-name="T1">https://love2d.org/forums/ </text:span></text:p>
      <text:p text:style-name="P24">и </text:p>
      <text:p text:style-name="P24">официальном discord серевере: <text:span text:style-name="T1">https://love2d.org/forums/viewtopic.php?t=84094</text:span>.</text:p>
      <text:p text:style-name="P24"/>
      <text:p text:style-name="P24">Для рассмотрения основных возможностей данного фреймворка создадим простой проект в стиле shoot-em-up. </text:p>
      <text:p text:style-name="P24"/>
      <text:p text:style-name="P34">В котором пользователю будет предоставляться возможность управляя космическим кораблем уничтожать астероиды.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0"><text:span text:style-name="T10">Получение </text:span><text:span text:style-name="T12">ассет</text:span><text:span text:style-name="T13">ов </text:span><text:span text:style-name="T12">и звуковы</text:span><text:span text:style-name="T14">х</text:span><text:span text:style-name="T12"> эффект</text:span><text:span text:style-name="T13">ов</text:span><text:span text:style-name="T11"> для проекта</text:span></text:p>
      <text:p text:style-name="P31"/>
      <text:p text:style-name="P31">Для создания проекта будут использоваться <text:span text:style-name="T12">графические ассеты и звуковые эффекты. </text:span></text:p>
      <text:p text:style-name="P32">Существует множетво ресурсов которые предоставляют бесплатные и <text:span text:style-name="T14">свободные </text:span>звуковые <text:span text:style-name="T14">и <text:s/></text:span><text:span text:style-name="T15">графические ресурсы для проектов. </text:span></text:p>
      <text:p text:style-name="P32"/>
      <text:p text:style-name="P35">В данном проекте будут использоваться ассеты для космического корабля, астероида. Так же понадобятся звуки для выстрела из орудия и уничтожения астероида.</text:p>
      <text:p text:style-name="P35"/>
      <text:p text:style-name="P36"><text:span text:style-name="T16">Одним из интернет ресурсов на котором размещаются в том числе и необходимые ассеты и звуковые эффекты является </text:span><text:span text:style-name="T2">itch.</text:span><text:span text:style-name="T3">io</text:span><text:span text:style-name="T16">.</text:span></text:p>
      <text:p text:style-name="P36"/>
      <text:p text:style-name="P37">В результате были выбраны <text:span text:style-name="T21">б</text:span>есплатные и свободные ассеты под лицензией Creative Commons Zero (CC0) которые подходя<text:span text:style-name="T21">щие </text:span>под проект.</text:p>
      <text:p text:style-name="P35"/>
      <text:p text:style-name="P38">Для космического корабля были использованы ассеты </text:p>
      <text:p text:style-name="P20"><text:a xlink:type="simple" xlink:href="https://foozlecc.itch.io/void-main-ship" text:style-name="Internet_20_link" text:visited-style-name="Visited_20_Internet_20_Link"><text:span text:style-name="T22">https://foozlecc.itch.io/void-main-ship</text:span></text:a></text:p>
      <text:p text:style-name="P21"/>
      <text:p text:style-name="P21">Для </text:p>
      <text:p text:style-name="P32"/>
      <text:p text:style-name="P32"/>
      <text:p text:style-name="P32"/>
      <text:p text:style-name="P19"/>
      <text:p text:style-name="P19">Нахожу бесплатные и свободные ассеты под лицензией Creative Commons Zero (CC0) которые хорошо подходят под наш проект: </text:p>
      <text:p text:style-name="P19">https://foozlecc.itch.io/void-main-ship</text:p>
      <text:p text:style-name="P19"/>
      <text:p text:style-name="P19">Скачиваю их и извлекаю ассеты с космическим кораблем, копирую в директорию с файлом основного проекта(main.lua) и переименовываю в spaceship.png</text:p>
      <text:p text:style-name="P19"/>
      <text:p text:style-name="P19">Так же понадобятся текстуры для астероидов. Нахожу ассеты для астероидов от того же автора и скачиваю их:</text:p>
      <text:p text:style-name="P19">https://foozlecc.itch.io/void-environment-pack</text:p>
      <text:p text:style-name="P19"/>
      <text:p text:style-name="P19">Проделываю ту же самую операцию что и с ассетом для космического коробля, но сохраняю с именем asteroid.png.</text:p>
      <text:p text:style-name="P1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4"/>
      <text:p text:style-name="P24">Наш проект будет в одним файлом. Создаем файл main.lua и добавим несколько необходимых базовых функций: </text:p>
      <text:p text:style-name="P24"/>
      <text:list text:style-name="L2">
        <text:list-item>
          <text:p text:style-name="P42">function love.load() - это первая функция которая единожды вызывается перед началом работы основного кода</text:p>
          <text:p text:style-name="P42"/>
        </text:list-item>
        <text:list-item>
          <text:p text:style-name="P42">function love.draw() - данная функция отрисовывает графику которую мы добавим в наш проект</text:p>
          <text:p text:style-name="P42"/>
        </text:list-item>
        <text:list-item>
          <text:p text:style-name="P42">function love.update(dt) — постоянно вызываемая функция в которой в качестве аргумента выступает dt в котором получаем время прошедшее с последнего запуска функции.</text:p>
        </text:list-item>
      </text:list>
      <text:p text:style-name="P18"/>
      <text:p text:style-name="P18">Начнем с описания глобальных переменных:</text:p>
      <text:p text:style-name="P18"/>
      <text:p text:style-name="P18">local SCREEN_H = 600</text:p>
      <text:p text:style-name="P18">local SCREEN_W = 400</text:p>
      <text:p text:style-name="P18"/>
      <text:p text:style-name="P18">Далее займемся функцией для инициализации love.load()</text:p>
      <text:p text:style-name="P18">Укажем разрешение экрана нашего проекта и укажем имя окна нашего проекта:</text:p>
      <text:p text:style-name="P18"/>
      <text:p text:style-name="P18"><text:tab/>love.window.setTitle("Asteroid destroyer")</text:p>
      <text:p text:style-name="P18"><text:tab/>love.window.setMode(SCREEN_W, SCREEN_H)</text:p>
      <text:p text:style-name="P18"/>
      <text:p text:style-name="P18"/>
      <text:p text:style-name="P18">Далее опишем объект которым будет управлять непосредственно игрок. </text:p>
      <text:p text:style-name="P18"/>
      <text:p text:style-name="P18">В lua вместо матриц и структур используется таблица. Создадим таблицу для описания основных значений объекта которым управляет игрок:</text:p>
      <text:p text:style-name="P18"><text:soft-page-break/></text:p>
      <text:p text:style-name="P18"><text:tab/>player = {</text:p>
      <text:p text:style-name="P18"><text:tab/><text:tab/>x = 200, </text:p>
      <text:p text:style-name="P18"><text:tab/><text:tab/>y = 500,</text:p>
      <text:p text:style-name="P18"><text:tab/><text:tab/>speed = 200,</text:p>
      <text:p text:style-name="P18"><text:tab/><text:tab/>img = love.graphics.newImage("spaceship.png")</text:p>
      <text:p text:style-name="P18"><text:tab/>}</text:p>
      <text:p text:style-name="P18"/>
      <text:p text:style-name="P18">В данной таблице X и Y являются начальными координатами нашего космического корабля, speed это скорость с которой в дальнейшем будет перемещаться наш космический корабль, а img это переменная в которой у нас хранится текстура для нашего космического корабля.</text:p>
      <text:p text:style-name="P18"/>
      <text:p text:style-name="P18">Для заполнения данного значения нахожу бесплатные и свободные ассеты. Использую сайт itch.io с бесплатными ассетами: </text:p>
      <text:p text:style-name="P18">https://itch.io/game-assets/tag-2d/tag-spaceship</text:p>
      <text:p text:style-name="P18"/>
      <text:p text:style-name="P18">Нахожу бесплатные и свободные ассеты под лицензией Creative Commons Zero (CC0) которые хорошо подходят под наш проект: </text:p>
      <text:p text:style-name="P18">https://foozlecc.itch.io/void-main-ship</text:p>
      <text:p text:style-name="P18"/>
      <text:p text:style-name="P18">Скачиваю их и извлекаю ассеты с космическим кораблем, копирую в директорию с файлом основного проекта(main.lua) и переименовываю в spaceship.png</text:p>
      <text:p text:style-name="P18"/>
      <text:p text:style-name="P18">Так же понадобятся текстуры для астероидов. Нахожу ассеты для астероидов от того же автора и скачиваю их:</text:p>
      <text:p text:style-name="P18">https://foozlecc.itch.io/void-environment-pack</text:p>
      <text:p text:style-name="P18"/>
      <text:p text:style-name="P18">Проделываю ту же самую операцию что и с ассетом для космического коробля, но сохраняю с именем asteroid.png.</text:p>
      <text:p text:style-name="P18"/>
      <text:p text:style-name="P18"/>
      <text:p text:style-name="P18"/>
      <text:p text:style-name="P18">Необходимо так же хранить значения для всех астеройдов и снарядов. А так же таблицу с нажатами клавишами для того чтобы игрок мог менять координаты космического корабля. Для этого инициализируем соотвествующие таблицы:</text:p>
      <text:p text:style-name="P18"/>
      <text:p text:style-name="P18"><text:tab/>asteroids = {}</text:p>
      <text:p text:style-name="P18"><text:tab/>bullets = {}</text:p>
      <text:p text:style-name="P18"><text:tab/>keys = {}</text:p>
      <text:p text:style-name="P18"/>
      <text:p text:style-name="P18">Добавим счетчик с уничтоженными астероидами, таймер для хранения значения времени прошедшего последнего появившегося астероида и зададим интервал их появления. В итоге функция love.load приобритет cледующий вид:</text:p>
      <text:p text:style-name="P18"/>
      <text:p text:style-name="P18">function love.load()</text:p>
      <text:p text:style-name="P18"><text:tab/>love.window.setTitle("Asteroid destroyer")</text:p>
      <text:p text:style-name="P18"><text:tab/>love.window.setMode(SCREEN_W, SCREEN_H)</text:p>
      <text:p text:style-name="P18"><text:tab/>keys = {};</text:p>
      <text:p text:style-name="P18"/>
      <text:p text:style-name="P18"><text:tab/>player = {</text:p>
      <text:p text:style-name="P18"><text:soft-page-break/><text:tab/><text:tab/>x = 200, </text:p>
      <text:p text:style-name="P18"><text:tab/><text:tab/>y = 500,</text:p>
      <text:p text:style-name="P18"><text:tab/><text:tab/>speed = 200,</text:p>
      <text:p text:style-name="P18"><text:tab/><text:tab/>img = love.graphics.newImage("spaceship.png")</text:p>
      <text:p text:style-name="P18"><text:tab/>}</text:p>
      <text:p text:style-name="P18"/>
      <text:p text:style-name="P18"><text:tab/>asteroids = {}</text:p>
      <text:p text:style-name="P18"><text:tab/>bullets = {}</text:p>
      <text:p text:style-name="P18"/>
      <text:p text:style-name="P18"><text:tab/>score = 0;</text:p>
      <text:p text:style-name="P18"><text:tab/>asteroidTimer = 0</text:p>
      <text:p text:style-name="P18"><text:tab/>asteroidInterval = 2</text:p>
      <text:p text:style-name="P18">end</text:p>
      <text:p text:style-name="P18"/>
      <text:p text:style-name="P18"/>
      <text:p text:style-name="P18"/>
      <text:p text:style-name="P18">Для заполнения таблицы keys будем использовать callback функции: </text:p>
      <text:p text:style-name="P18"/>
      <text:p text:style-name="P18">function love.keypressed(key)</text:p>
      <text:p text:style-name="P18"><text:tab/>keys[key] = true</text:p>
      <text:p text:style-name="P18">end</text:p>
      <text:p text:style-name="P18"/>
      <text:p text:style-name="P18">function love.keyreleased(key)</text:p>
      <text:p text:style-name="P18"><text:tab/>keys[key] = false</text:p>
      <text:p text:style-name="P18">end</text:p>
      <text:p text:style-name="P18"/>
      <text:p text:style-name="P18">love.keypressed — функция которая вызывается при нажатии клавиши. В аргументе key передается нажатая клавиша и в таблицу keys будет соотвествующему значению будет присваиваться true для клавиши.</text:p>
      <text:p text:style-name="P18"/>
      <text:p text:style-name="P18">love.keyreleased — callback функция, но для вызываемая уже при отжатии клавиши которая будет присваивать false отжатых клавиш. Таким образом если в keys у нас будут храниться нажатые на данный момент клавиши.</text:p>
      <text:p text:style-name="P18"/>
      <text:p text:style-name="P18">Добавим так же callback функцию love.quit() которая будет вызывается перед тем как закрыть приложение. Буду выводить счет игрока и благодарность за то что пользователь решил поиграть в игру:</text:p>
      <text:p text:style-name="P18"/>
      <text:p text:style-name="P18">function love.quit()</text:p>
      <text:p text:style-name="P18"><text:s text:c="2"/>print("Спасибо за игру!")</text:p>
      <text:p text:style-name="P18"><text:s text:c="2"/>print("SCORE: " .. tostring(score))</text:p>
      <text:p text:style-name="P18">end</text:p>
      <text:p text:style-name="P18"/>
      <text:p text:style-name="P18"/>
      <text:p text:style-name="P18"/>
      <text:p text:style-name="P18"/>
      <text:p text:style-name="P18">Во время выполнения пользователь может переключиться на другое окно и в это время приложение будет работать без пользователя. Чтобы этого избежать добавлю глобальную перменную PAUSE и использую другую callback функцию love.focus:</text:p>
      <text:p text:style-name="P18"/>
      <text:p text:style-name="P18"><text:soft-page-break/>local PAUSE = false;</text:p>
      <text:p text:style-name="P18">function love.focus(f)</text:p>
      <text:p text:style-name="P18"><text:tab/>if not f then</text:p>
      <text:p text:style-name="P18"><text:tab/><text:tab/>PAUSE = true</text:p>
      <text:p text:style-name="P18"><text:tab/>else</text:p>
      <text:p text:style-name="P18"><text:tab/><text:tab/>PAUSE = false;</text:p>
      <text:p text:style-name="P18"><text:tab/>end</text:p>
      <text:p text:style-name="P18">end</text:p>
      <text:p text:style-name="P18"/>
      <text:p text:style-name="P18"/>
      <text:p text:style-name="P18">После добавления функций получаем следующий код: </text:p>
      <text:p text:style-name="P18"/>
      <text:p text:style-name="P18">local SCREEN_H = 600</text:p>
      <text:p text:style-name="P18">local SCREEN_W = 400</text:p>
      <text:p text:style-name="P18">local PAUSE = false;</text:p>
      <text:p text:style-name="P18"/>
      <text:p text:style-name="P18">function love.load()</text:p>
      <text:p text:style-name="P18"><text:tab/>love.window.setTitle("Asteroid destroyer")</text:p>
      <text:p text:style-name="P18"><text:tab/>love.window.setMode(SCREEN_W, SCREEN_H)</text:p>
      <text:p text:style-name="P18"><text:tab/>keys = {};</text:p>
      <text:p text:style-name="P18"/>
      <text:p text:style-name="P18"><text:tab/>player = {</text:p>
      <text:p text:style-name="P18"><text:tab/><text:tab/>x = 200, </text:p>
      <text:p text:style-name="P18"><text:tab/><text:tab/>y = 500,</text:p>
      <text:p text:style-name="P18"><text:tab/><text:tab/>speed = 200,</text:p>
      <text:p text:style-name="P18"><text:tab/><text:tab/>img = love.graphics.newImage("spaceship.png")</text:p>
      <text:p text:style-name="P18"><text:tab/>}</text:p>
      <text:p text:style-name="P18"/>
      <text:p text:style-name="P18"><text:tab/>asteroids = {}</text:p>
      <text:p text:style-name="P18"><text:tab/>bullets = {}</text:p>
      <text:p text:style-name="P18"/>
      <text:p text:style-name="P18"><text:tab/>score = 0;</text:p>
      <text:p text:style-name="P18"><text:tab/>asteroidTimer = 0</text:p>
      <text:p text:style-name="P18"><text:tab/>asteroidInterval = 2</text:p>
      <text:p text:style-name="P18">end</text:p>
      <text:p text:style-name="P18"/>
      <text:p text:style-name="P18">function love.keypressed(key)</text:p>
      <text:p text:style-name="P18"><text:tab/>keys[key] = true</text:p>
      <text:p text:style-name="P18">end</text:p>
      <text:p text:style-name="P18"/>
      <text:p text:style-name="P18">function love.keyreleased(key)</text:p>
      <text:p text:style-name="P18"><text:tab/>keys[key] = false</text:p>
      <text:p text:style-name="P18">end</text:p>
      <text:p text:style-name="P18"/>
      <text:p text:style-name="P18">function love.quit()</text:p>
      <text:p text:style-name="P18"><text:s text:c="2"/>print("Спасибо за игру!")</text:p>
      <text:p text:style-name="P18"><text:s text:c="2"/>print("SCORE: " .. tostring(score))</text:p>
      <text:p text:style-name="P18">end</text:p>
      <text:p text:style-name="P18"/>
      <text:p text:style-name="P18">function love.focus(f)</text:p>
      <text:p text:style-name="P18"><text:soft-page-break/><text:tab/>if not f then</text:p>
      <text:p text:style-name="P18"><text:tab/><text:tab/>PAUSE = true</text:p>
      <text:p text:style-name="P18"><text:tab/>else</text:p>
      <text:p text:style-name="P18"><text:tab/><text:tab/>PAUSE = false;</text:p>
      <text:p text:style-name="P18"><text:tab/>end</text:p>
      <text:p text:style-name="P18">end</text:p>
      <text:p text:style-name="P18"/>
      <text:p text:style-name="P18"/>
      <text:p text:style-name="P18"/>
      <text:p text:style-name="P18"/>
      <text:p text:style-name="P18">Хоть и написано много более 40 строк кода, то этого недостаточно. Доба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erif CN" style:font-family-asian="'Source Han Serif CN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3cm" fo:margin-right="1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6T01:22:38.877480190</dc:date>
    <meta:editing-duration>PT11H27M15S</meta:editing-duration>
    <meta:editing-cycles>186</meta:editing-cycles>
    <meta:generator>LibreOffice/7.4.7.2$Linux_X86_64 LibreOffice_project/40$Build-2</meta:generator>
    <meta:document-statistic meta:table-count="1" meta:image-count="0" meta:object-count="0" meta:page-count="9" meta:paragraph-count="186" meta:word-count="1085" meta:character-count="8729" meta:non-whitespace-character-count="7699"/>
  </office:meta>
</office:document-meta>
</file>